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33054" officeooo:paragraph-rsid="00133054"/>
    </style:style>
    <style:style style:name="P2" style:family="paragraph" style:parent-style-name="Text_20_body" style:list-style-name="L1">
      <style:text-properties officeooo:rsid="0014e2b3" officeooo:paragraph-rsid="0014e2b3"/>
    </style:style>
    <style:style style:name="P3" style:family="paragraph" style:parent-style-name="Text_20_body" style:list-style-name="L1">
      <style:text-properties officeooo:rsid="0015b608" officeooo:paragraph-rsid="0015b608"/>
    </style:style>
    <style:style style:name="P4" style:family="paragraph" style:parent-style-name="Title">
      <style:text-properties officeooo:rsid="00133054" officeooo:paragraph-rsid="00133054"/>
    </style:style>
    <style:style style:name="P5" style:family="paragraph" style:parent-style-name="Heading_20_1">
      <style:text-properties officeooo:rsid="0013958b" officeooo:paragraph-rsid="0013958b"/>
    </style:style>
    <style:style style:name="T1" style:family="text">
      <style:text-properties officeooo:rsid="00158f46"/>
    </style:style>
    <style:style style:name="T2" style:family="text">
      <style:text-properties officeooo:rsid="0019e1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cussr</text:p>
      <text:h text:style-name="P5" text:outline-level="1">User Stories</text:h>
      <text:list xml:id="list49481041" text:style-name="L1">
        <text:list-item>
          <text:p text:style-name="P2">As a user I can post threads to ask questions <text:span text:style-name="T1">or start discussions</text:span>.</text:p>
        </text:list-item>
        <text:list-item>
          <text:p text:style-name="P3">As a user I can post posts to reply to threads.</text:p>
        </text:list-item>
      </text:list>
      <text:h text:style-name="Heading_20_2" text:outline-level="2">First Sprint</text:h>
      <text:h text:style-name="Heading_20_3" text:outline-level="3">First Day</text:h>
      <text:p text:style-name="P1">Mart - Spent the first day making the environment for the team to start the development</text:p>
      <text:p text:style-name="P1">Joona, Sander – Started to make the visual design for the 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3:32:39.845615271</meta:creation-date>
    <dc:date>2018-05-15T14:24:04.110028686</dc:date>
    <meta:editing-duration>PT5M22S</meta:editing-duration>
    <meta:editing-cycles>9</meta:editing-cycles>
    <meta:generator>LibreOffice/6.0.2.1.0$Linux_X86_64 LibreOffice_project/00m0$Build-1</meta:generator>
    <meta:document-statistic meta:table-count="0" meta:image-count="0" meta:object-count="0" meta:page-count="1" meta:paragraph-count="8" meta:word-count="60" meta:character-count="307" meta:non-whitespace-character-count="256"/>
  </office:meta>
</office:document-meta>
</file>